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19cf" officeooo:paragraph-rsid="00001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пооооооооооооооооооооо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 LibreOffice_project/23edc44b61b830b7d749943e020e96f5a7df63bf</meta:generator>
    <dc:date>2022-02-14T10:32:56.890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</office:meta>
</office:document-meta>
</file>